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12:54.252028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MacOSX_X86_64 LibreOffice_project/37b43f919e4de5eeaca9b9755ed688758a8251fe</meta:generator>
  </office:meta>
</office:document-meta>
</file>